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font-size="13pt" style:font-size-asian="13pt" style:font-size-complex="13pt"/>
    </style:style>
    <style:style style:name="P3" style:family="paragraph" style:parent-style-name="normal">
      <style:paragraph-properties fo:line-height="115%"/>
    </style:style>
    <style:style style:name="P4" style:family="paragraph" style:parent-style-name="normal">
      <style:paragraph-properties fo:line-height="115%"/>
      <style:text-properties officeooo:rsid="0004cc37" officeooo:paragraph-rsid="0004cc37"/>
    </style:style>
    <style:style style:name="P5" style:family="paragraph" style:parent-style-name="normal">
      <style:text-properties officeooo:rsid="0004cc37" officeooo:paragraph-rsid="0004cc37"/>
    </style:style>
    <style:style style:name="P6" style:family="paragraph" style:parent-style-name="normal">
      <style:text-properties officeooo:paragraph-rsid="0004cc37"/>
    </style:style>
    <style:style style:name="P7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8" style:family="paragraph" style:parent-style-name="normal">
      <style:paragraph-properties fo:margin-left="0cm" fo:margin-right="0cm" fo:text-indent="0cm" style:auto-text-indent="false"/>
    </style:style>
    <style:style style:name="P9" style:family="paragraph" style:parent-style-name="normal">
      <style:paragraph-properties fo:margin-left="0cm" fo:margin-right="0cm" fo:line-height="150%" fo:text-indent="0cm" style:auto-text-indent="false"/>
    </style:style>
    <style:style style:name="P10" style:family="paragraph" style:parent-style-name="normal">
      <style:paragraph-properties fo:margin-left="0cm" fo:margin-right="0cm" fo:text-indent="0cm" style:auto-text-indent="false"/>
      <style:text-properties officeooo:rsid="0004dd8e" officeooo:paragraph-rsid="0004dd8e"/>
    </style:style>
    <style:style style:name="P11" style:family="paragraph" style:parent-style-name="normal" style:master-page-name="Standard">
      <style:paragraph-properties fo:text-align="center" style:justify-single-word="false" style:page-number="1"/>
      <style:text-properties officeooo:rsid="0004cc37" officeooo:paragraph-rsid="0004cc37"/>
    </style:style>
    <style:style style:name="P12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color="#38761d" fo:font-size="12pt" fo:font-weight="bold" style:font-size-asian="12pt" style:font-weight-asian="bold" style:font-size-complex="12pt"/>
    </style:style>
    <style:style style:name="T7" style:family="text">
      <style:text-properties style:text-underline-style="none"/>
    </style:style>
    <style:style style:name="T8" style:family="text">
      <style:text-properties officeooo:rsid="0004cc37"/>
    </style:style>
    <style:style style:name="T9" style:family="text">
      <style:text-properties officeooo:rsid="0004dd8e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Jose willian</text:span></text:p>
      <text:p text:style-name="P1"><text:span text:style-name="T3">(DDD) 11111-1111</text:span></text:p>
      <text:p text:style-name="P1"><text:a xlink:type="simple" xlink:href="mailto:seumelhoremail@xx.com" text:style-name="Default_20_Style" text:visited-style-name="Default_20_Style"><text:span text:style-name="T4">seumelhoremail@xx.com</text:span></text:a></text:p>
      <text:p text:style-name="P1"><text:span text:style-name="T3">Linkedin:</text:span> @seuperfil (se tiver)</text:p>
      <text:p text:style-name="normal"><draw:rect text:anchor-type="as-char" style:rel-width="100%" draw:z-index="0" draw:style-name="gr1" draw:text-style-name="P12" svg:width="16.511cm" svg:height="0.054cm"><text:p/></draw:rect></text:p>
      <text:p text:style-name="P2"/>
      <text:p text:style-name="P3"><text:span text:style-name="T5">OBJETIVO</text:span></text:p>
      <text:p text:style-name="P4">Fazer com que o salão creça cada vez mais, e trazer vários clientes</text:p>
      <text:p text:style-name="P3"/>
      <text:p text:style-name="normal"/>
      <text:p text:style-name="P6"><text:span text:style-name="T5">FORMAÇÃO ACADÊMICA</text:span></text:p>
      <text:p text:style-name="P6"><text:span text:style-name="T8">Colégio Estadual Egidio Ballarotti\ adiministracão</text:span></text:p>
      <text:p text:style-name="normal"/>
      <text:p text:style-name="normal"/>
      <text:p text:style-name="normal"><text:span text:style-name="T5">PROJETOS </text:span><text:span text:style-name="T6">(será um bom diferencial, principalmente caso não tenha experiência profissional)</text:span></text:p>
      <text:p text:style-name="P5">corte de favela</text:p>
      <text:p text:style-name="P6">Descrição: <text:span text:style-name="T8">foi um projeto feito pelos cabelereiros da favela q se reunirão para cortar o cabelo de todos os garrotos favelados que não tinhão condição de pagar por um corte <text:s/></text:span></text:p>
      <text:p text:style-name="P6"><text:s/></text:p>
      <text:p text:style-name="normal"/>
      <text:p text:style-name="normal"><text:span text:style-name="T5">TECNOLOGIAS </text:span><text:span text:style-name="T6">(aqui você lista as tecnologias, ferramentas e linguagens que você conhece)</text:span></text:p>
      <text:list xml:id="list1465155463" text:style-name="WWNum1">
        <text:list-item>
          <text:p text:style-name="P7">Linguagem I</text:p>
        </text:list-item>
        <text:list-item>
          <text:p text:style-name="P7">Linguagem II</text:p>
        </text:list-item>
        <text:list-item>
          <text:p text:style-name="P7">Ferramenta I ...</text:p>
        </text:list-item>
      </text:list>
      <text:p text:style-name="P8"/>
      <text:p text:style-name="P8"/>
      <text:p text:style-name="P8"><text:span text:style-name="T5">EXPERIÊNCIA PROFISSIONAL</text:span></text:p>
      <text:p text:style-name="P10">Cabelereiro</text:p>
      <text:p text:style-name="P8"/>
      <text:p text:style-name="P9"><text:span text:style-name="T3">Nome do lugar que você teve sua experiência profissional</text:span> (<text:span text:style-name="T9">2019</text:span> - <text:span text:style-name="T9">2020</text:span>)</text:p>
      <text:p text:style-name="P9"><text:span text:style-name="T3">Cargo:</text:span> <text:span text:style-name="T9">chefe</text:span></text:p>
      <text:p text:style-name="P8"/>
      <text:p text:style-name="P8"><text:span text:style-name="T5">CURSOS | CERTIFICAÇÕES</text:span></text:p>
      <text:p text:style-name="P8"><text:span text:style-name="T9">alura -</text:span> <text:span text:style-name="T9">escola</text:span> - (2023-2023<text:span text:style-name="T3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06T13:15:50.762719207</dc:date>
    <meta:editing-duration>PT6M44S</meta:editing-duration>
    <meta:editing-cycles>1</meta:editing-cycles>
    <meta:document-statistic meta:table-count="0" meta:image-count="0" meta:object-count="0" meta:page-count="1" meta:paragraph-count="23" meta:word-count="121" meta:character-count="799" meta:non-whitespace-character-count="699"/>
    <meta:generator>LibreOffice/6.4.7.2$Linux_X86_64 LibreOffice_project/40$Build-2</meta:generator>
  </office:meta>
</office:document-meta>
</file>